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201c2a" officeooo:paragraph-rsid="00201c2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20c2c0" officeooo:paragraph-rsid="0020c2c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23bd55" officeooo:paragraph-rsid="0023bd55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267295" officeooo:paragraph-rsid="00267295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f63a5" officeooo:paragraph-rsid="001f63a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Cormorant Garamond" fo:font-size="18pt" fo:font-weight="bold" officeooo:rsid="0022b100" officeooo:paragraph-rsid="0022b100" style:font-size-asian="15.75pt" style:font-weight-asian="bold" style:font-size-complex="18pt" style:font-weight-complex="bold"/>
    </style:style>
    <style:style style:name="P11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20c2c0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41db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dd8c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201c2a" officeooo:paragraph-rsid="00201c2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dd8ce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19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0" style:family="paragraph" style:parent-style-name="Text_20_body">
      <style:text-properties fo:font-weight="normal" officeooo:rsid="0024b4f7" officeooo:paragraph-rsid="0024b4f7" style:font-weight-asian="normal" style:font-weight-complex="normal"/>
    </style:style>
    <style:style style:name="P21" style:family="paragraph" style:parent-style-name="Frame_20_contents">
      <style:paragraph-properties fo:text-align="center" style:justify-single-word="false"/>
      <style:text-properties style:font-name="FreeSerif" fo:font-size="13pt" officeooo:rsid="0022b100" officeooo:paragraph-rsid="0022b100" style:font-size-asian="13pt" style:font-size-complex="13pt"/>
    </style:style>
    <style:style style:name="P22" style:family="paragraph" style:parent-style-name="Footnote">
      <style:text-properties style:font-name="FreeSerif"/>
    </style:style>
    <style:style style:name="P23" style:family="paragraph" style:parent-style-name="Standard" style:list-style-name="L1">
      <style:text-properties officeooo:paragraph-rsid="00267295"/>
    </style:style>
    <style:style style:name="P24" style:family="paragraph" style:parent-style-name="Standard">
      <style:text-properties style:text-position="0% 100%" style:font-name="FreeSerif" fo:font-size="11pt" style:text-underline-style="none" fo:font-weight="normal" officeooo:rsid="002aa36f" officeooo:paragraph-rsid="002aa36f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text-position="0% 100%" style:font-name="FreeSerif" fo:font-size="11pt" style:text-underline-style="none" fo:font-weight="normal" officeooo:rsid="002bcde0" officeooo:paragraph-rsid="002bcde0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text-position="0% 100%" style:font-name="FreeSerif" fo:font-size="11pt" style:text-underline-style="none" fo:font-weight="normal" officeooo:rsid="002fc814" officeooo:paragraph-rsid="002fc814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style:text-position="0% 100%" style:font-name="FreeSerif" fo:font-size="11pt" style:text-underline-style="none" fo:font-weight="normal" officeooo:rsid="0034a732" officeooo:paragraph-rsid="0034a732" style:font-size-asian="9.60000038146973pt" style:font-weight-asian="normal" style:font-size-complex="11pt" style:font-weight-complex="normal"/>
    </style:style>
    <style:style style:name="P28" style:family="paragraph" style:parent-style-name="Text_20_body">
      <style:text-properties fo:font-weight="normal" officeooo:rsid="002aa36f" officeooo:paragraph-rsid="002aa36f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FreeSerif" fo:font-size="10pt" officeooo:rsid="002aa36f" officeooo:paragraph-rsid="002aa36f" style:font-size-asian="10pt" style:font-size-complex="10pt"/>
    </style:style>
    <style:style style:name="T1" style:family="text">
      <style:text-properties officeooo:rsid="0022b100"/>
    </style:style>
    <style:style style:name="T2" style:family="text">
      <style:text-properties officeooo:rsid="0023bd55"/>
    </style:style>
    <style:style style:name="T3" style:family="text">
      <style:text-properties officeooo:rsid="0024b4f7"/>
    </style:style>
    <style:style style:name="T4" style:family="text">
      <style:text-properties style:text-position="0% 100%" style:font-name="FreeSerif" fo:font-size="11pt" fo:font-style="normal" style:text-underline-style="none" fo:font-weight="normal" officeooo:rsid="00267295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style:text-position="0% 100%" style:font-name="FreeSerif" fo:font-size="11pt" fo:font-style="normal" style:text-underline-style="none" fo:font-weight="normal" officeooo:rsid="0026ff9d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style:text-position="0% 100%" style:font-name="FreeSerif" fo:font-size="11pt" fo:font-style="normal" style:text-underline-style="none" fo:font-weight="normal" officeooo:rsid="002bcde0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officeooo:rsid="0026ff9d"/>
    </style:style>
    <style:style style:name="T8" style:family="text">
      <style:text-properties officeooo:rsid="002a2db7"/>
    </style:style>
    <style:style style:name="T9" style:family="text">
      <style:text-properties officeooo:rsid="002aa36f"/>
    </style:style>
    <style:style style:name="T10" style:family="text">
      <style:text-properties officeooo:rsid="002bcde0"/>
    </style:style>
    <style:style style:name="T11" style:family="text">
      <style:text-properties officeooo:rsid="0030f998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width="3.1957in" draw:z-index="0"><draw:text-box fo:min-height="4.4681in"><text:p text:style-name="P21">Sono <text:span text:style-name="T2">Kaida</text:span></text:p><text:p text:style-name="P8">ソノ・カイダ</text:p><text:p text:style-name="P8"/><text:p text:style-name="P17">Nicknames:</text:p><text:p text:style-name="P16">???</text:p><text:p text:style-name="P15"/><table:table table:name="Table5" table:style-name="Table5"><table:table-column table:style-name="Table5.A"/><table:table-column table:style-name="Table5.B"/><table:table-row><table:table-cell table:style-name="Table5.A1" office:value-type="string"><text:p text:style-name="P6">Gender</text:p></table:table-cell><table:table-cell table:style-name="Table5.B1" office:value-type="string"><text:p text:style-name="P3">Female</text:p></table:table-cell></table:table-row><table:table-row><table:table-cell table:style-name="Table5.A2" office:value-type="string"><text:p text:style-name="P6">Age</text:p></table:table-cell><table:table-cell table:style-name="Table5.B2" office:value-type="string"><text:p text:style-name="P4">1<text:span text:style-name="T9">2</text:span></text:p></table:table-cell></table:table-row><table:table-row><table:table-cell table:style-name="Table5.A2" office:value-type="string"><text:p text:style-name="P7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6">Height</text:p></table:table-cell><table:table-cell table:style-name="Table2.B1" office:value-type="string"><text:p text:style-name="P2"><text:span text:style-name="T1">146</text:span> cm (<text:span text:style-name="T2">4</text:span>’<text:span text:style-name="T2">9.5</text:span>”)</text:p></table:table-cell></table:table-row><table:table-row><table:table-cell table:style-name="Table2.A2" office:value-type="string"><text:p text:style-name="P6">Weight</text:p></table:table-cell><table:table-cell table:style-name="Table2.B2" office:value-type="string"><text:p text:style-name="P2"><text:span text:style-name="T2">39</text:span> kg (<text:span text:style-name="T2">86.0</text:span> lb)</text:p></table:table-cell></table:table-row><table:table-row><table:table-cell table:style-name="Table2.A2" office:value-type="string"><text:p text:style-name="P6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6">Hair</text:p></table:table-cell><table:table-cell table:style-name="Table3.B1" office:value-type="string"><text:p text:style-name="P5"><text:span text:style-name="T8">Light b</text:span>rown twintails, armpit-length</text:p></table:table-cell></table:table-row><table:table-row><table:table-cell table:style-name="Table3.A2" office:value-type="string"><text:p text:style-name="P6">Eye Color</text:p></table:table-cell><table:table-cell table:style-name="Table3.B2" office:value-type="string"><text:p text:style-name="P29">Gold</text:p></table:table-cell></table:table-row></table:table><text:p text:style-name="Text_20_body"/><text:p text:style-name="Text_20_body">Affiliations:</text:p><text:p text:style-name="P28">Fujisawa Middle School (class 1-1)</text:p><text:p text:style-name="P28">Fujisawa Middle School Choir Club</text:p><text:p text:style-name="P19"/><text:p text:style-name="P18">Relationships:</text:p><text:p text:style-name="P20">Sono Ikuri (older sister, deceased)</text:p></draw:text-box></draw:frame>Sono <text:span text:style-name="T3">Kaida</text:span></text:p>
      <text:p text:style-name="P9"/>
      <text:p text:style-name="P26">Though heartbroken by her older sister’s death a year before the story starts, Kaida’s positive, optimistic outlook <text:span text:style-name="T11">actually </text:span>strengthened in the aftermath, <text:span text:style-name="T11">leaving her as someone who has learned to appreciate the small things of life. She’s extroverted and social, preferring to wear her heart on her sleeve rather than retreat inward.</text:span></text:p>
      <text:p text:style-name="P26"/>
      <text:p text:style-name="P27">As a member of her school’s choir, her beautiful, clear singing voice also promises her the position of center in several of their future performances.</text:p>
      <text:p text:style-name="P26"/>
      <text:p text:style-name="P11"/>
      <text:p text:style-name="P12">Appearance:</text:p>
      <text:p text:style-name="P24"><text:span text:style-name="T10">Physically, Kaida looks like a typical cute middle school girl. She</text:span> wears her long, light brown hair in a pair of twintails, securing them with black hair ties, <text:span text:style-name="T10">and h</text:span>er <text:span text:style-name="T10">golden yellow eyes stand out against her pale complexion.</text:span></text:p>
      <text:p text:style-name="P24"/>
      <text:p text:style-name="P25">Her middle school uniform features a white collared shirt underneath a maroon jacket and tie and a mid-thigh-length black skirt.</text:p>
      <text:p text:style-name="P14"/>
      <text:p text:style-name="P13">Trivia:</text:p>
      <text:list xml:id="list3227137351" text:style-name="L1">
        <text:list-item>
          <text:p text:style-name="P23"><text:span text:style-name="T4">Character appearance references: This</text:span><text:span text:style-name="T4"><text:note text:id="ftn1" text:note-class="footnote"><text:note-citation>1</text:note-citation><text:note-body><text:p text:style-name="P22"><text:a xlink:type="simple" xlink:href="https://drive.google.com/open?id=17qquvbXA6wrvMYMtMoihrgz4JsbRu79l" text:style-name="Internet_20_link" text:visited-style-name="Visited_20_Internet_20_Link">https://drive.google.com/open?id=17qquvbXA6wrvMYMtMoihrgz4JsbRu79l</text:a><text:line-break/><text:span text:style-name="T7">Original source: </text:span><text:a xlink:type="simple" xlink:href="https://www.wallpapermaiden.com/wallpaper/5995/the-idolmaster-kamiya-nao-red-eyes-brown-hair-twintails" text:style-name="Internet_20_link" text:visited-style-name="Visited_20_Internet_20_Link"><text:span text:style-name="T7">https://www.wallpapermaiden.com/wallpaper/5995/the-idolmaster-kamiya-nao-red-eyes-brown-hair-twintails</text:span></text:a><text:span text:style-name="T7"> </text:span></text:p></text:note-body></text:note></text:span><text:span text:style-name="T4"> </text:span><text:span text:style-name="T5">recolored </text:span><text:span text:style-name="T4">image of Kamiya Nao (the iDOLM@STER), but with </text:span><text:span text:style-name="T6">slightly </text:span><text:span text:style-name="T4">shorter hai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8T15:56:20.723638776</dc:date>
    <dc:creator>Lily Ellington</dc:creator>
    <meta:editing-duration>PT1H23M38S</meta:editing-duration>
    <meta:editing-cycles>18</meta:editing-cycles>
    <meta:generator>LibreOffice/6.0.7.3$Linux_X86_64 LibreOffice_project/00m0$Build-3</meta:generator>
    <meta:document-statistic meta:table-count="3" meta:image-count="0" meta:object-count="0" meta:page-count="1" meta:paragraph-count="34" meta:word-count="213" meta:character-count="1463" meta:non-whitespace-character-count="1289"/>
  </office:meta>
</office:document-meta>
</file>